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Arial" svg:font-family="Arial, sans-serif"/>
    <style:font-face style:name="Lohit Devanagari1" svg:font-family="'Lohit Devanagari'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</style:style>
    <style:style style:name="P2" style:family="paragraph" style:parent-style-name="Standard" style:list-style-name="L1">
      <style:paragraph-properties fo:text-align="justify" style:justify-single-word="false" fo:orphans="2" fo:widows="2"/>
      <style:text-properties officeooo:paragraph-rsid="00032baa"/>
    </style:style>
    <style:style style:name="P3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252525" style:font-name="verdana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64e62" style:font-name="Arial" fo:font-size="10.5pt" fo:letter-spacing="normal" fo:font-style="normal" fo:font-weight="normal"/>
    </style:style>
    <style:style style:name="P5" style:family="paragraph" style:parent-style-name="Text_20_body" style:list-style-name="L1">
      <style:paragraph-properties fo:text-align="justify" style:justify-single-word="false" fo:orphans="2" fo:widows="2"/>
    </style:style>
    <style:style style:name="T1" style:family="text">
      <style:text-properties officeooo:rsid="00018af0"/>
    </style:style>
    <style:style style:name="T2" style:family="text">
      <style:text-properties fo:font-variant="normal" fo:text-transform="none" fo:color="#555555" style:font-name="Arial1" fo:font-size="9.75pt" fo:letter-spacing="normal" fo:font-style="normal" fo:font-weight="normal"/>
    </style:style>
    <style:style style:name="T3" style:family="text">
      <style:text-properties fo:font-variant="normal" fo:text-transform="none" fo:color="#464e62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464e62" style:font-name="Arial" fo:font-size="10.5pt" fo:letter-spacing="normal" fo:font-style="normal" fo:font-weight="normal" officeooo:rsid="00018af0"/>
    </style:style>
    <style:style style:name="T5" style:family="text">
      <style:text-properties fo:font-variant="normal" fo:text-transform="none" fo:color="#464e62" style:font-name="Arial" fo:font-size="10.5pt" fo:letter-spacing="normal" fo:font-style="normal" fo:font-weight="normal" officeooo:rsid="00032baa"/>
    </style:style>
    <style:style style:name="T6" style:family="text">
      <style:text-properties fo:color="#464e62" style:font-name="Arial" fo:font-size="10.5pt"/>
    </style:style>
    <style:style style:name="T7" style:family="text">
      <style:text-properties fo:color="#464e62" style:font-name="Arial" fo:font-size="10.5pt" officeooo:rsid="00032b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083663928849762" text:style-name="L1">
        <text:list-item>
          <text:p text:style-name="P5"><text:span text:style-name="T2">Проблема взаимоотношений между представителями различных поколений не нова. Поскольку в жизни каждого человека возникали ситуации, когда отсутствует взаимопонимание с близкими людьми старших или младших поколений, появляется несогласие и даже агрессия. Со сменой поколений меняются методы воспитания, ценности, отношение к людям и материальным объектам. На современном этапе развития нашего общества эта проблема является глобальной.</text:span></text:p>
        </text:list-item>
      </text:list>
      <text:p text:style-name="P4"/>
      <text:list xml:id="list103412152557722" text:continue-numbering="true" text:style-name="L1">
        <text:list-item>
          <text:p text:style-name="P2"><text:span text:style-name="T5">В романе И.С. Тургенев  “Отцы и дети” о</text:span><text:span text:style-name="T4">дин</text:span><text:span text:style-name="T4"> из ключевых конфликтов</text:span><text:span text:style-name="T3"> романа являются отношения Базарова и его родителей. Сцена приезда домой своей трогательностью даже превосходит встречу отца и сына Кирсановых. Сразу можно заметить безграничную любовь родителей к Евгению. Здесь помнят его как человека со всеми слабостями. Для них Базаров - маленький Енюшенька. Но суровый нигилист скрывает, маскирует свои чувства по отношению к родителям. В первую очередь перед Аркадием. Ведь для него радость встречи была со стороны родителей Кирсановых признаком аристократической мягкотелости. В свою очередь, Василий Иванович и Арина Власьевна боятся “спугнуть” редко приезжающего сына, не мешают ему, не говорят о своих чувствах. </text:span><text:span text:style-name="T5">Данный пересказ отрывка из произведения очень хорошо показывает данный конфликт между ребенком и его родителями. </text:span></text:p>
        </text:list-item>
      </text:list>
      <text:p text:style-name="P1"><text:span text:style-name="T3"/></text:p>
      <text:p text:style-name="P1"><text:span text:style-name="T3"/></text:p>
      <text:list xml:id="list103412274673037" text:continue-numbering="true" text:style-name="L1">
        <text:list-item>
          <text:p text:style-name="P3"><text:span text:style-name="T7">Получается что данную </text:span><text:span text:style-name="T6">проблему удастся решить, если старшее поколение будет более терпимо к молодому поколению, где-то, может быть, соглашаясь с ним, а поколение “детей” будет больше проявлять уважения к старшим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Arial" svg:font-family="Arial, sans-serif"/>
    <style:font-face style:name="Lohit Devanagari1" svg:font-family="'Lohit Devanagari'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s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1:43:59.563114756</meta:creation-date>
    <dc:date>2018-03-11T10:34:11.248551970</dc:date>
    <meta:editing-duration>PT12H40M1S</meta:editing-duration>
    <meta:editing-cycles>1</meta:editing-cycles>
    <meta:document-statistic meta:table-count="0" meta:image-count="0" meta:object-count="0" meta:page-count="1" meta:paragraph-count="3" meta:word-count="203" meta:character-count="1484" meta:non-whitespace-character-count="1285"/>
    <meta:generator>LibreOffice/5.1.6.2$Linux_X86_64 LibreOffice_project/10m0$Build-2</meta:generator>
  </office:meta>
</office:document-meta>
</file>